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28cm" fo:min-width="0.578cm"/>
    </style:style>
    <style:style style:name="gr2" style:family="graphic" style:parent-style-name="standard">
      <style:graphic-properties draw:textarea-horizontal-align="justify" draw:textarea-vertical-align="middle" draw:auto-grow-height="false" fo:min-height="1.528cm" fo:min-width="2.802cm"/>
    </style:style>
    <style:style style:name="gr3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5" style:family="graphic" style:parent-style-name="standard">
      <style:graphic-properties draw:textarea-horizontal-align="justify" draw:textarea-vertical-align="middle" draw:auto-grow-height="false" fo:min-height="3.306cm" fo:min-width="4.072cm"/>
    </style:style>
    <style:style style:name="gr6" style:family="graphic" style:parent-style-name="standard">
      <style:graphic-properties draw:textarea-horizontal-align="justify" draw:textarea-vertical-align="middle" draw:auto-grow-height="false" fo:min-height="1.528cm" fo:min-width="4.072cm"/>
    </style:style>
    <style:style style:name="gr7" style:family="graphic" style:parent-style-name="standard">
      <style:graphic-properties draw:textarea-horizontal-align="justify" draw:textarea-vertical-align="middle" draw:auto-grow-height="false" fo:min-height="0.512cm" fo:min-width="4.072cm"/>
    </style:style>
    <style:style style:name="gr8" style:family="graphic" style:parent-style-name="standard">
      <style:graphic-properties draw:textarea-horizontal-align="justify" draw:textarea-vertical-align="middle" draw:auto-grow-height="false" fo:min-height="1.02cm" fo:min-width="1.405cm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8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8cm"/>
    </style:style>
    <style:style style:name="gr12" style:family="graphic" style:parent-style-name="standard">
      <style:graphic-properties draw:marker-end="Arrow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2.525cm" fo:min-width="4.072cm"/>
    </style:style>
    <style:style style:name="gr14" style:family="graphic" style:parent-style-name="standard">
      <style:graphic-properties draw:textarea-horizontal-align="justify" draw:textarea-vertical-align="middle" draw:auto-grow-height="false" fo:min-height="0.747cm" fo:min-width="4.072cm"/>
    </style:style>
    <style:style style:name="gr15" style:family="graphic" style:parent-style-name="standard">
      <style:graphic-properties draw:textarea-horizontal-align="justify" draw:textarea-vertical-align="middle" draw:auto-grow-height="false" fo:min-height="0.404cm" fo:min-width="1.405cm"/>
    </style:style>
    <style:style style:name="gr16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524cm" svg:height="1.524cm" svg:x="4.048cm" svg:y="7.223cm">
          <text:p text:style-name="P1">G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3.302cm" svg:height="1.778cm" svg:x="8.747cm" svg:y="7.096cm">
          <text:p text:style-name="P1">Filtro Pasa</text:p>
          <text:p text:style-name="P1">Bajo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572cm" svg:y1="7.985cm" svg:x2="8.747cm" svg:y2="7.985cm" draw:start-shape="id1" draw:start-glue-point="10" draw:end-shape="id2" draw:end-glue-point="3" svg:d="M5572 7985h3175" svg:viewBox="0 0 3176 1">
          <text:p/>
        </draw:connector>
        <draw:frame draw:style-name="gr4" draw:layer="layout" svg:width="0.502cm" svg:height="1.187cm" svg:x="-2.683cm" svg:y="12.684cm">
          <draw:text-box>
            <text:p/>
          </draw:text-box>
        </draw:frame>
        <draw:custom-shape draw:style-name="gr5" draw:text-style-name="P1" draw:layer="layout" svg:width="4.572cm" svg:height="3.556cm" svg:x="3.559cm" svg:y="3.4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4.572cm" svg:height="1.778cm" svg:x="3.559cm" svg:y="3.4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4.572cm" svg:height="0.762cm" svg:x="3.559cm" svg:y="6.245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1.905cm" svg:height="1.27cm" svg:x="3.813cm" svg:y="3.7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xml:id="id6" draw:id="id6" draw:layer="layout" svg:width="0.254cm" svg:height="0.254cm" svg:x="7.369cm" svg:y="5.86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1" xml:id="id3" draw:id="id3" draw:layer="layout" svg:width="0.254cm" svg:height="0.254cm" svg:x="7.369cm" svg:y="5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1.34cm" svg:height="0.763cm" svg:x="6.156cm" svg:y="5.61cm">
          <draw:text-box>
            <text:p><text:span text:style-name="T1">Ch1</text:span></text:p>
          </draw:text-box>
        </draw:frame>
        <draw:frame draw:style-name="gr10" draw:text-style-name="P3" draw:layer="layout" svg:width="1.34cm" svg:height="0.763cm" svg:x="6.156cm" svg:y="5.101cm">
          <draw:text-box>
            <text:p><text:span text:style-name="T1">Ch2</text:span></text:p>
          </draw:text-box>
        </draw:frame>
        <draw:frame draw:style-name="gr11" draw:layer="layout" svg:width="1.878cm" svg:height="0.962cm" svg:x="5.944cm" svg:y="3.759cm">
          <draw:text-box>
            <text:p>OSC</text:p>
          </draw:text-box>
        </draw:frame>
        <draw:connector draw:style-name="gr12" draw:text-style-name="P1" draw:layer="layout" svg:x1="7.623cm" svg:y1="5.483cm" svg:x2="12.049cm" svg:y2="7.985cm" draw:start-shape="id3" draw:start-glue-point="10" draw:end-shape="id2" draw:end-glue-point="1" svg:d="M7623 5483h4927v2502h-501" svg:viewBox="0 0 4928 2503">
          <text:p/>
        </draw:connector>
        <draw:custom-shape draw:style-name="gr13" draw:text-style-name="P1" draw:layer="layout" svg:width="4.572cm" svg:height="2.775cm" svg:x="3.54cm" svg:y="9.0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4.572cm" svg:height="0.997cm" svg:x="3.54cm" svg:y="9.0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4.572cm" svg:height="0.762cm" svg:x="3.54cm" svg:y="11.0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1.905cm" svg:height="0.654cm" svg:x="3.802cm" svg:y="9.1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xml:id="id4" draw:id="id4" draw:layer="layout" svg:width="0.254cm" svg:height="0.254cm" svg:x="7.35cm" svg:y="10.70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1" xml:id="id5" draw:id="id5" draw:layer="layout" svg:width="0.254cm" svg:height="0.254cm" svg:x="7.35cm" svg:y="10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1.34cm" svg:height="0.763cm" svg:x="6.137cm" svg:y="10.452cm">
          <draw:text-box>
            <text:p><text:span text:style-name="T1">Ch2</text:span></text:p>
          </draw:text-box>
        </draw:frame>
        <draw:frame draw:style-name="gr10" draw:text-style-name="P3" draw:layer="layout" svg:width="1.34cm" svg:height="0.763cm" svg:x="6.137cm" svg:y="9.943cm">
          <draw:text-box>
            <text:p><text:span text:style-name="T1">Ch1</text:span></text:p>
          </draw:text-box>
        </draw:frame>
        <draw:frame draw:style-name="gr11" draw:layer="layout" svg:width="3.106cm" svg:height="0.962cm" svg:x="4.379cm" svg:y="10.96cm">
          <draw:text-box>
            <text:p>Contador</text:p>
          </draw:text-box>
        </draw:frame>
        <draw:connector draw:style-name="gr16" draw:text-style-name="P1" draw:layer="layout" svg:x1="7.604cm" svg:y1="10.833cm" svg:x2="12.049cm" svg:y2="7.985cm" draw:start-shape="id4" draw:start-glue-point="10" draw:end-shape="id2" draw:end-glue-point="1" svg:d="M7604 10833h4946v-2848h-501" svg:viewBox="0 0 4947 2849">
          <text:p/>
        </draw:connector>
        <draw:connector draw:style-name="gr12" draw:text-style-name="P1" draw:layer="layout" svg:x1="7.604cm" svg:y1="10.325cm" svg:x2="8.747cm" svg:y2="7.985cm" draw:start-shape="id5" draw:start-glue-point="10" draw:end-shape="id2" draw:end-glue-point="3" svg:d="M7604 10325h572v-2340h571" svg:viewBox="0 0 1144 2341">
          <text:p/>
        </draw:connector>
        <draw:connector draw:style-name="gr16" draw:text-style-name="P1" draw:layer="layout" svg:x1="7.623cm" svg:y1="5.991cm" svg:x2="8.747cm" svg:y2="7.985cm" draw:start-shape="id6" draw:start-glue-point="10" draw:end-shape="id2" draw:end-glue-point="3" svg:d="M7623 5991h563v1994h561" svg:viewBox="0 0 1125 199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ancisco Soler</meta:initial-creator>
    <meta:creation-date>2017-04-13T20:15:45.600630602</meta:creation-date>
    <dc:date>2017-09-16T21:04:47.920543559</dc:date>
    <dc:creator>Francisco Soler</dc:creator>
    <meta:editing-duration>PT1H17M51S</meta:editing-duration>
    <meta:editing-cycles>17</meta:editing-cycles>
    <meta:generator>LibreOffice/4.3.3.2$Linux_X86_64 LibreOffice_project/430m0$Build-2</meta:generator>
    <meta:document-statistic meta:object-count="26"/>
  </office:meta>
</office:document-meta>
</file>